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Preformatted_20_Text">
      <style:paragraph-properties fo:margin-top="0cm" fo:margin-bottom="0.499cm" loext:contextual-spacing="false"/>
    </style:style>
    <style:style style:name="P3"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4"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Liberation Serif" fo:font-size="12pt" style:font-size-asian="12pt" style:font-size-complex="12pt"/>
    </style:style>
    <style:style style:name="P7" style:family="paragraph" style:parent-style-name="Standard">
      <style:text-properties officeooo:rsid="000f68e5" officeooo:paragraph-rsid="000f68e5"/>
    </style:style>
    <style:style style:name="P8" style:family="paragraph" style:parent-style-name="Standard">
      <style:text-properties style:text-underline-style="solid" style:text-underline-width="auto" style:text-underline-color="font-color" officeooo:rsid="000f68e5" officeooo:paragraph-rsid="000f68e5"/>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color="#000000" style:text-underline-style="none"/>
    </style:style>
    <style:style style:name="T3" style:family="text">
      <style:text-properties style:font-name="Liberation Serif"/>
    </style:style>
    <style:style style:name="T4" style:family="text">
      <style:text-properties style:font-name="Liberation Serif" fo:font-size="12pt" style:font-size-asian="12pt" style:font-size-complex="12pt"/>
    </style:style>
    <style:style style:name="T5" style:family="text">
      <style:text-properties officeooo:rsid="000f6d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oinformatics for NGS – Exercise Sheet 5</text:p>
      <text:p text:style-name="Standard"/>
      <text:p text:style-name="P1">Task 5:</text:p>
      <text:p text:style-name="Standard"/>
      <text:p text:style-name="Standard">5 miRNA precursors from miRBase followed by the RNAfold links <text:bookmark-start text:name="__DdeLink__80_1023245834"/>(randomly chosen)<text:bookmark-end text:name="__DdeLink__80_1023245834"/>:</text:p>
      <text:p text:style-name="Standard"/>
      <text:p text:style-name="Standard">1.</text:p>
      <text:p text:style-name="Standard"><text:a xlink:type="simple" xlink:href="http://www.mirbase.org/cgi-bin/mirna_entry.pl?acc=MI0000266" text:style-name="Internet_20_link" text:visited-style-name="Visited_20_Internet_20_Link"><text:span text:style-name="Visited_20_Internet_20_Link">http://www.mirbase.org/cgi-bin/mirna_entry.pl?acc=MI0000266</text:span></text:a> hsa-mir-10a</text:p>
      <text:p text:style-name="Standard"><text:a xlink:type="simple" xlink:href="http://rna.tbi.univie.ac.at/cgi-bin/RNAfold.cgi?PAGE=3&amp;ID=q7v0XUZuh5" text:style-name="Internet_20_link" text:visited-style-name="Visited_20_Internet_20_Link"><text:span text:style-name="Visited_20_Internet_20_Link">http://rna.tbi.univie.ac.at/cgi-bin/RNAfold.cgi?PAGE=3&amp;ID=q7v0XUZuh5</text:span></text:a></text:p>
      <text:p text:style-name="Standard">2.</text:p>
      <text:p text:style-name="Standard"><text:a xlink:type="simple" xlink:href="http://www.mirbase.org/cgi-bin/mirna_entry.pl?acc=MI0000069" text:style-name="Internet_20_link" text:visited-style-name="Visited_20_Internet_20_Link"><text:span text:style-name="Visited_20_Internet_20_Link">http://www.mirbase.org/cgi-bin/mirna_entry.pl?acc=MI0000069</text:span></text:a> hsa-mir-15a</text:p>
      <text:p text:style-name="Standard"><text:a xlink:type="simple" xlink:href="http://rna.tbi.univie.ac.at/cgi-bin/RNAfold.cgi?PAGE=3&amp;ID=YWc0JC8vxm" text:style-name="Internet_20_link" text:visited-style-name="Visited_20_Internet_20_Link"><text:span text:style-name="Visited_20_Internet_20_Link">http://rna.tbi.univie.ac.at/cgi-bin/RNAfold.cgi?PAGE=3&amp;ID=YWc0JC8vxm</text:span></text:a></text:p>
      <text:p text:style-name="Standard">3.</text:p>
      <text:p text:style-name="Standard"><text:a xlink:type="simple" xlink:href="http://www.mirbase.org/cgi-bin/mirna_entry.pl?acc=MI0000089" text:style-name="Internet_20_link" text:visited-style-name="Visited_20_Internet_20_Link"><text:span text:style-name="Visited_20_Internet_20_Link">http://www.mirbase.org/cgi-bin/mirna_entry.pl?acc=MI0000089</text:span></text:a> hsa-mir-31</text:p>
      <text:p text:style-name="Standard"><text:a xlink:type="simple" xlink:href="http://rna.tbi.univie.ac.at/cgi-bin/RNAfold.cgi?PAGE=3&amp;ID=wQLSp6OEpr" text:style-name="Internet_20_link" text:visited-style-name="Visited_20_Internet_20_Link"><text:span text:style-name="Visited_20_Internet_20_Link">http://rna.tbi.univie.ac.at/cgi-bin/RNAfold.cgi?PAGE=3&amp;ID=wQLSp6OEpr</text:span></text:a></text:p>
      <text:p text:style-name="Standard">4.</text:p>
      <text:p text:style-name="Standard"><text:a xlink:type="simple" xlink:href="http://www.mirbase.org/cgi-bin/mirna_entry.pl?acc=MI0000483" text:style-name="Internet_20_link" text:visited-style-name="Visited_20_Internet_20_Link"><text:span text:style-name="Visited_20_Internet_20_Link">http://www.mirbase.org/cgi-bin/mirna_entry.pl?acc=MI0000483</text:span></text:a> hsa-mir-186</text:p>
      <text:p text:style-name="Standard"><text:a xlink:type="simple" xlink:href="http://rna.tbi.univie.ac.at/cgi-bin/RNAfold.cgi?PAGE=3&amp;ID=PTpFY_IxnB" text:style-name="Internet_20_link" text:visited-style-name="Visited_20_Internet_20_Link"><text:span text:style-name="Visited_20_Internet_20_Link">http://rna.tbi.univie.ac.at/cgi-bin/RNAfold.cgi?PAGE=3&amp;ID=PTpFY_IxnB</text:span></text:a></text:p>
      <text:p text:style-name="Standard">5.</text:p>
      <text:p text:style-name="Standard"><text:a xlink:type="simple" xlink:href="http://www.mirbase.org/cgi-bin/mirna_entry.pl?acc=MI0000102" text:style-name="Internet_20_link" text:visited-style-name="Visited_20_Internet_20_Link"><text:span text:style-name="Visited_20_Internet_20_Link">http://www.mirbase.org/cgi-bin/mirna_entry.pl?acc=MI0000102</text:span></text:a> hsa-mir-100</text:p>
      <text:p text:style-name="Standard"><text:a xlink:type="simple" xlink:href="http://rna.tbi.univie.ac.at/cgi-bin/RNAfold.cgi?PAGE=3&amp;ID=1KgMABmmv2" text:style-name="Internet_20_link" text:visited-style-name="Visited_20_Internet_20_Link"><text:span text:style-name="Visited_20_Internet_20_Link">http://rna.tbi.univie.ac.at/cgi-bin/RNAfold.cgi?PAGE=3&amp;ID=1KgMABmmv2</text:span></text:a></text:p>
      <text:p text:style-name="Standard"/>
      <text:p text:style-name="Standard"><text:span text:style-name="Internetlink"><text:span text:style-name="T2">5 stretches from the human genome (hg38, randomly chosen):</text:span></text:span></text:p>
      <text:p text:style-name="Standard"/>
      <text:p text:style-name="Standard">1.</text:p>
      <text:p text:style-name="Standard">Chr. 1 unplaced bases(no pos. available)</text:p>
      <text:p text:style-name="Standard">DNA:</text:p>
      <text:p text:style-name="Standard">GAATTCAGCTGAGAAGAACAGGCAAGGACTTAGGAAATATTCCTTATTTGAAGGGGCCTGAAAGTGTGGTCTGGGGTACAGCAGTGACCTGTCATACTTGAGAGGATTAA</text:p>
      <text:p text:style-name="Standard"/>
      <text:p text:style-name="Standard">RNA-complement:</text:p>
      <text:p text:style-name="Standard">CUUAAGUCGACUCUUCUUGUCCGUUCCUGAAUCCUUUAUAAGGAAUAAACUUCCCCGGACUUUCACACCAGACCCCAUGUCGUCACUGGACAGUAUGAACUCUCCUAAUU</text:p>
      <text:p text:style-name="Standard"><text:a xlink:type="simple" xlink:href="http://rna.tbi.univie.ac.at/cgi-bin/RNAfold.cgi?PAGE=3&amp;ID=mrJOd0vFgi" text:style-name="Internet_20_link" text:visited-style-name="Visited_20_Internet_20_Link"/></text:p>
      <text:p text:style-name="Standard"><text:a xlink:type="simple" xlink:href="http://rna.tbi.univie.ac.at/cgi-bin/RNAfold.cgi?PAGE=3&amp;ID=mrJOd0vFgi" text:style-name="Internet_20_link" text:visited-style-name="Visited_20_Internet_20_Link"><text:span text:style-name="Internet_20_link"><text:span text:style-name="T3">http://rna.tbi.univie.ac.at/cgi-bin/RNAfold.cgi?PAGE=3&amp;ID=mrJOd0vFgi</text:span></text:span></text:a></text:p>
      <text:p text:style-name="Standard"/>
      <text:p text:style-name="Standard">2.</text:p>
      <text:p text:style-name="Standard">Chr. 2 pos. 755-838</text:p>
      <text:p text:style-name="Standard">DNA:</text:p>
      <text:p text:style-name="Standard">GTTTACTGCCCACGCTTATCCGCCTAGTGAAACAAGCTAGAACAAAGAGAAAATCACTCTCAAAAGGAAACTTGCCGTTTTGA</text:p>
      <text:p text:style-name="Standard"/>
      <text:p text:style-name="P6">RNA-complement:</text:p>
      <text:p text:style-name="P3">CAAAUGACGGGUGCGAAUAGGCGGAUCACUUUGUUCGAUCUUGUUUCUCUUUUAGUGAGAGUUUUCCUUUGAACGGCAAAACU</text:p>
      <text:p text:style-name="P2"><text:a xlink:type="simple" xlink:href="http://rna.tbi.univie.ac.at/cgi-bin/RNAfold.cgi?PAGE=3&amp;ID=IoeJW75ex7" text:style-name="Internet_20_link" text:visited-style-name="Visited_20_Internet_20_Link"><text:span text:style-name="Internet_20_link"><text:span text:style-name="T4">http://rna.tbi.univie.ac.at/cgi-bin/RNAfold.cgi?PAGE=3&amp;ID=IoeJW75ex7</text:span></text:span></text:a></text:p>
      <text:p text:style-name="Standard"/>
      <text:p text:style-name="Standard"/>
      <text:p text:style-name="Standard"/>
      <text:p text:style-name="Standard"/>
      <text:p text:style-name="P6"><text:soft-page-break/>3.</text:p>
      <text:p text:style-name="Standard">Chr. 3 pos. 100-171</text:p>
      <text:p text:style-name="Standard">DNA:</text:p>
      <text:p text:style-name="Standard">GGCCAGGGAGACCAGAGACCATGTTGCCTTTGGAAGTGAGAGAAACTCTG</text:p>
      <text:p text:style-name="Standard">AGGAAATCCATGGTAAATCCT</text:p>
      <text:p text:style-name="Standard"/>
      <text:p text:style-name="Standard">RNA-complement:</text:p>
      <text:p text:style-name="Standard">CCGGUCCCUCUGGUCUCUGGUACAACGGAAACCUUCACUCUCUUUGAGACUCCUUUAGGUACCAUUUAGGA</text:p>
      <text:p text:style-name="Standard"/>
      <text:p text:style-name="Standard"><text:a xlink:type="simple" xlink:href="http://rna.tbi.univie.ac.at/cgi-bin/RNAfold.cgi?PAGE=3&amp;ID=a5jeuFNF0X" text:style-name="Internet_20_link" text:visited-style-name="Visited_20_Internet_20_Link"><text:span text:style-name="Internet_20_link">http://rna.tbi.univie.ac.at/cgi-bin/RNAfold.cgi?PAGE=3&amp;ID=a5jeuFNF0X</text:span></text:a></text:p>
      <text:p text:style-name="Standard"/>
      <text:p text:style-name="Standard">4.</text:p>
      <text:p text:style-name="Standard">Chr. 4 pos. 13672-13755</text:p>
      <text:p text:style-name="Standard">DNA:</text:p>
      <text:p text:style-name="Standard">TCCTGAATTTTTTTCACTTTTAAAACTGCAGGATTGTGAGGGTTGTTT</text:p>
      <text:p text:style-name="Standard">TTAATTTTTTAATTTTTTTCCAATAATTTGAAATCAAA</text:p>
      <text:p text:style-name="Standard"/>
      <text:p text:style-name="Standard">RNA-complement:</text:p>
      <text:p text:style-name="Standard"/>
      <text:p text:style-name="Standard">AGGACUUAAAAAAAGUGAAAAUUUUGACGUCCUAACACUCCCAACAAAAAUUAAAAAAUUAAAAAAAGGUUAUUAAACUUUAGUUU</text:p>
      <text:p text:style-name="Standard"/>
      <text:p text:style-name="Standard"><text:a xlink:type="simple" xlink:href="http://rna.tbi.univie.ac.at/cgi-bin/RNAfold.cgi?PAGE=3&amp;ID=0Aifw7uPBO" text:style-name="Internet_20_link" text:visited-style-name="Visited_20_Internet_20_Link"><text:span text:style-name="Internet_20_link">http://rna.tbi.univie.ac.at/cgi-bin/RNAfold.cgi?PAGE=3&amp;ID=0Aifw7uPBO</text:span></text:a></text:p>
      <text:p text:style-name="Standard"/>
      <text:p text:style-name="Standard">5.</text:p>
      <text:p text:style-name="Standard">Chr. 17 pos. 11400-11480</text:p>
      <text:p text:style-name="Standard">DNA:</text:p>
      <text:p text:style-name="Standard">GGAGCCAATTGCCCATCAGTTCTCTAGGACAGTGCTGAAGAGTGAGTAAA</text:p>
      <text:p text:style-name="Standard"><text:bookmark text:name="__DdeLink__85_1525425894"/>TCAGTGAAGGAATGCTATCCTTGGATCATT</text:p>
      <text:p text:style-name="Standard"/>
      <text:p text:style-name="Standard">RNA-complement:</text:p>
      <text:p text:style-name="Standard">CCUCGGUUAACGGGUAGUCAAGAGAUCCUGUCACGACUUCUCACUCAUUUAGUCACUUCCUUACGAUAGGAACCUAGUAA</text:p>
      <text:p text:style-name="Standard"/>
      <text:p text:style-name="Standard"><text:a xlink:type="simple" xlink:href="http://rna.tbi.univie.ac.at/cgi-bin/RNAfold.cgi?PAGE=3&amp;ID=4MQbOQn0Kz" text:style-name="Internet_20_link" text:visited-style-name="Visited_20_Internet_20_Link"><text:span text:style-name="Internet_20_link">http://rna.tbi.univie.ac.at/cgi-bin/RNAfold.cgi?PAGE=3&amp;ID=4MQbOQn0Kz</text:span></text:a></text:p>
      <text:p text:style-name="Standard"/>
      <text:p text:style-name="P8">Comparison:</text:p>
      <text:p text:style-name="P7">The minimum free energy value of all microRNAs are much lower (more negative) than the human genome stretches. Regarding the computed secondary structure, all microRNAs show one – three stem loops, which are rather small and short in their sequence. In comparison to them the human genome stretches show multiple, big loops and many more red colored (bad matching value) bubbles. <text:span text:style-name="T5">They do not even have a linear structure, but rather a circled structure, also with unclosed loops and multiple nucleotides overlapping each other in a high density.</text:span></text:p>
      <text:p text:style-name="P7"/>
      <text:p text:style-name="Standard"/>
      <text:p text:style-name="P1">Task 7:</text:p>
      <text:p text:style-name="Standard">Filled text:</text:p>
      <text:p text:style-name="Standard"/>
      <text:p text:style-name="Standard">For GSEA a <text:span text:style-name="T1">running sum</text:span> statistic has to be computed for each <text:span text:style-name="T1">Category C</text:span>, representing whether the genes of C are accumulated: on top of the <text:span text:style-name="T1">sorted</text:span> list, on <text:span text:style-name="T1">bottom</text:span> of the sorted list or if they are <text:span text:style-name="T1">randomly</text:span> distributed. Given a set of m genes of which l belong to C, the sorted list is processed <text:soft-page-break/>from <text:span text:style-name="T1">top to bottom</text:span>. Whenever a gene of C is found, the running sum is <text:span text:style-name="T1">increased</text:span> by a certain amount, otherwise it is <text:span text:style-name="T1">decreased</text:span>.</text:p>
      <text:p text:style-name="Standard"/>
      <text:p text:style-name="Standard"/>
      <text:p text:style-name="Standard"/>
      <text:p text:style-name="Standard"/>
      <text:p text:style-name="Standard"/>
      <text:p text:style-name="Standard"/>
      <text:p text:style-name="P1">Task 2:</text:p>
      <text:p text:style-name="Standard">We used the sorted bam file of the alignment.</text:p>
      <text:p text:style-name="Standard">a)</text:p>
      <text:p text:style-name="Standard">samtools mpileup -uf E.Coli.fa aln-sorted.bam &gt; var.raw.bcf </text:p>
      <text:p text:style-name="Standard">bcftools view var.raw.bcf |vcfutils.pl varFilter -D100 &gt; var.vcf </text:p>
      <text:p text:style-name="Standard"/>
      <text:p text:style-name="Standard"/>
      <text:p text:style-name="Standard">b)</text:p>
      <text:p text:style-name="Standard">java -jar GenomeAnalysisTK.jar -T UnifiedGenotyper -R E.Coli.fa -I aln-sorted.bam --dbsnp dbSNP.vcf -o gatkvar.vcf -stand_call_conf [50.0] -stand_emit_conf 10.0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1.251cm"/>
        </style:tab-stops>
      </style:paragraph-properties>
      <style:text-properties fo:color="#00000a" style:font-name="Liberation Serif" fo:font-family="'Liberation Serif'" style:font-family-generic="roman" style:font-pitch="variable" fo:font-size="12pt" fo:language="de" fo:country="D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Überschrift_20_1" style:display-name="Überschrift 1" style:family="paragraph" style:default-outline-level="">
      <style:paragraph-properties fo:margin-top="0.423cm" fo:margin-bottom="0.212cm" loext:contextual-spacing="false" fo:orphans="0" fo:widows="0" fo:hyphenation-ladder-count="no-limit" style:writing-mode="lr-tb">
        <style:tab-stops>
          <style:tab-stop style:position="1.251cm"/>
        </style:tab-stops>
      </style:paragraph-properties>
      <style:text-properties fo:color="#00000a" style:font-name="Liberation Serif" fo:font-family="'Liberation Serif'" style:font-family-generic="roman" style:font-pitch="variable" fo:font-size="18pt" fo:language="de" fo:country="DE" fo:font-weight="bold" style:font-name-asian="SimSun" style:font-family-asian="SimSun" style:font-family-generic-asian="system" style:font-pitch-asian="variable" style:font-size-asian="18pt" style:language-asian="zh" style:country-asian="CN" style:font-weight-asian="bold" style:font-name-complex="Mangal" style:font-family-complex="Mangal" style:font-family-generic-complex="system" style:font-pitch-complex="variable" style:font-size-complex="18pt" style:language-complex="hi" style:country-complex="IN" style:font-weight-complex="bold" fo:hyphenate="false" fo:hyphenation-remain-char-count="2" fo:hyphenation-push-char-count="2"/>
    </style:style>
    <style:style style:name="Überschrift_20_2" style:display-name="Überschrift 2" style:family="paragraph" style:default-outline-level="">
      <style:paragraph-properties fo:margin-top="0.353cm" fo:margin-bottom="0.212cm" loext:contextual-spacing="false" fo:orphans="0" fo:widows="0" fo:hyphenation-ladder-count="no-limit" style:writing-mode="lr-tb">
        <style:tab-stops>
          <style:tab-stop style:position="1.251cm"/>
        </style:tab-stops>
      </style:paragraph-properties>
      <style:text-properties fo:color="#00000a" style:font-name="Liberation Serif" fo:font-family="'Liberation Serif'" style:font-family-generic="roman" style:font-pitch="variable" fo:font-size="16pt" fo:language="de" fo:country="DE" fo:font-weight="bold" style:font-name-asian="SimSun" style:font-family-asian="SimSun" style:font-family-generic-asian="system" style:font-pitch-asian="variable" style:font-size-asian="16pt" style:language-asian="zh" style:country-asian="CN" style:font-weight-asian="bold" style:font-name-complex="Mangal" style:font-family-complex="Mangal" style:font-family-generic-complex="system" style:font-pitch-complex="variable" style:font-size-complex="16pt" style:language-complex="hi" style:country-complex="IN" style:font-weight-complex="bold" fo:hyphenate="false" fo:hyphenation-remain-char-count="2" fo:hyphenation-push-char-count="2"/>
    </style:style>
    <style:style style:name="Überschrift_20_3" style:display-name="Überschrift 3" style:family="paragraph" style:default-outline-level="">
      <style:paragraph-properties fo:margin-top="0.247cm" fo:margin-bottom="0.212cm" loext:contextual-spacing="false" fo:orphans="0" fo:widows="0" fo:hyphenation-ladder-count="no-limit" style:writing-mode="lr-tb">
        <style:tab-stops>
          <style:tab-stop style:position="1.251cm"/>
        </style:tab-stops>
      </style:paragraph-properties>
      <style:text-properties fo:color="#00000a" style:font-name="Liberation Serif" fo:font-family="'Liberation Serif'" style:font-family-generic="roman" style:font-pitch="variable" fo:font-size="14pt" fo:language="de" fo:country="DE" fo:font-weight="bold" style:font-name-asian="SimSun" style:font-family-asian="SimSun" style:font-family-generic-asian="system" style:font-pitch-asian="variable" style:font-size-asian="14pt" style:language-asian="zh" style:country-asian="CN" style:font-weight-asian="bold" style:font-name-complex="Mangal" style:font-family-complex="Mangal" style:font-family-generic-complex="system" style:font-pitch-complex="variable" style:font-size-complex="14pt" style:language-complex="hi" style:country-complex="IN" style:font-weight-complex="bold" fo:hyphenate="false" fo:hyphenation-remain-char-count="2" fo:hyphenation-push-char-count="2"/>
    </style:style>
    <style:style style:name="Überschrift"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körper" style:family="paragraph" style:parent-style-name="Standard" style:default-outline-level="">
      <style:paragraph-properties fo:margin-top="0cm" fo:margin-bottom="0.247cm" loext:contextual-spacing="false" fo:line-height="120%"/>
    </style:style>
    <style:style style:name="Liste" style:family="paragraph" style:parent-style-name="Textkörper" style:default-outline-level="">
      <style:text-properties style:font-name-complex="Mangal" style:font-family-complex="Mangal" style:font-family-generic-complex="system" style:font-pitch-complex="variable"/>
    </style:style>
    <style:style style:name="Beschriftung"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Verzeichnis"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el" style:family="paragraph" style:parent-style-name="Überschrift" style:default-outline-level="">
      <style:paragraph-properties fo:text-align="center" style:justify-single-word="false"/>
      <style:text-properties fo:font-size="28pt" fo:font-weight="bold" style:font-size-asian="28pt" style:font-weight-asian="bold" style:font-size-complex="28pt" style:font-weight-complex="bold"/>
    </style:style>
    <style:style style:name="Untertitel" style:family="paragraph" style:parent-style-name="Überschrift" style:default-outline-level="">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DejaVu Sans Mono" fo:font-family="'DejaVu Sans Mono'" style:font-family-generic="modern" style:font-pitch="fixed" fo:font-size="10pt" style:font-name-asian="Droid Sans1" style:font-family-asian="'Droid Sans'" style:font-family-generic-asian="modern" style:font-pitch-asian="fixed" style:font-size-asian="10pt" style:font-name-complex="FreeSans2" style:font-family-complex="FreeSans"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Visited_20_Internet_20_Link" style:display-name="Visited Internet Link" style:family="text">
      <style:text-properties fo:color="#800000" fo:language="en" fo:country="US" style:text-underline-style="solid" style:text-underline-width="auto" style:text-underline-color="font-color" style:language-asian="en" style:country-asian="US" style:language-complex="en" style:country-complex="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4T16:18:07</meta:creation-date>
    <dc:language>de</dc:language>
    <dc:date>2016-01-07T22:27:52.297433000</dc:date>
    <meta:editing-cycles>5</meta:editing-cycles>
    <meta:editing-duration>PT1H23M32S</meta:editing-duration>
    <meta:generator>LibreOffice/4.4.6.3$MacOSX_X86_64 LibreOffice_project/e8938fd3328e95dcf59dd64e7facd2c7d67c704d</meta:generator>
    <meta:document-statistic meta:table-count="0" meta:image-count="0" meta:object-count="0" meta:page-count="3" meta:paragraph-count="69" meta:word-count="323" meta:character-count="3659" meta:non-whitespace-character-count="3401"/>
  </office:meta>
</office:document-meta>
</file>